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fcfa" officeooo:paragraph-rsid="0014fcfa"/>
    </style:style>
    <style:style style:name="P2" style:family="paragraph" style:parent-style-name="Standard">
      <style:text-properties fo:font-weight="bold" officeooo:rsid="0014fcfa" officeooo:paragraph-rsid="0014fcfa" style:font-weight-asian="bold" style:font-weight-complex="bold"/>
    </style:style>
    <style:style style:name="T1" style:family="text">
      <style:text-properties fo:color="#4fc1ff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tion of static path:</text:p>
      <text:p text:style-name="P1"/>
      <text:p text:style-name="Standard">'DIRS': [BASE_DIR / 'templates'],</text:p>
      <text:p text:style-name="P1"/>
      <text:p text:style-name="P1"/>
      <text:p text:style-name="Standard">STATIC_URL = '/static/'</text:p>
      <text:p text:style-name="Standard"/>
      <text:p text:style-name="Standard">STATICFILES_DIRS = [</text:p>
      <text:p text:style-name="Standard">BASE_DIR / 'static',</text:p>
      <text:p text:style-name="Standard">]</text:p>
      <text:p text:style-name="Standard"/>
      <text:p text:style-name="Standard">STATIC_ROOT = BASE_DIR / 'staticfiles'</text:p>
      <text:p text:style-name="P1"/>
      <text:p text:style-name="P2">WE use models imagefield that why we have to install:</text:p>
      <text:p text:style-name="P1"/>
      <text:p text:style-name="P1">pip install pill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20:39:09.480470047</meta:creation-date>
    <dc:date>2026-03-16T20:41:43.018206110</dc:date>
    <meta:editing-duration>PT2M34S</meta:editing-duration>
    <meta:editing-cycles>1</meta:editing-cycles>
    <meta:document-statistic meta:table-count="0" meta:image-count="0" meta:object-count="0" meta:page-count="1" meta:paragraph-count="9" meta:word-count="36" meta:character-count="235" meta:non-whitespace-character-count="208"/>
    <meta:generator>LibreOffice/7.2.7.2$Linux_X86_64 LibreOffice_project/20$Build-2</meta:generator>
  </office:meta>
</office:document-meta>
</file>